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2e5ce3"/>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text-properties officeooo:paragraph-rsid="002e5ce3"/>
    </style:style>
    <style:style style:name="P6" style:family="paragraph" style:parent-style-name="Text_20_body" style:list-style-name="L1">
      <style:text-properties officeooo:rsid="001f5962" officeooo:paragraph-rsid="001f5962"/>
    </style:style>
    <style:style style:name="P7" style:family="paragraph" style:parent-style-name="Text_20_body" style:list-style-name="L2">
      <style:text-properties officeooo:rsid="0024da38" officeooo:paragraph-rsid="0024da38"/>
    </style:style>
    <style:style style:name="P8" style:family="paragraph" style:parent-style-name="Text_20_body" style:list-style-name="L3">
      <style:text-properties officeooo:rsid="0027ec79" officeooo:paragraph-rsid="0027ec79"/>
    </style:style>
    <style:style style:name="P9" style:family="paragraph" style:parent-style-name="Text_20_body" style:list-style-name="L4">
      <style:text-properties officeooo:rsid="002e714b" officeooo:paragraph-rsid="002e714b"/>
    </style:style>
    <style:style style:name="T1" style:family="text">
      <style:text-properties officeooo:rsid="001d7d09"/>
    </style:style>
    <style:style style:name="T2" style:family="text">
      <style:text-properties officeooo:rsid="0023270f"/>
    </style:style>
    <style:style style:name="T3" style:family="text">
      <style:text-properties officeooo:rsid="002660ff"/>
    </style:style>
    <style:style style:name="T4" style:family="text">
      <style:text-properties officeooo:rsid="002e5ce3"/>
    </style:style>
    <style:style style:name="T5" style:family="text">
      <style:text-properties officeooo:rsid="003033f2"/>
    </style:style>
    <style:style style:name="T6" style:family="text">
      <style:text-properties officeooo:rsid="003062e0"/>
    </style:style>
    <style:style style:name="T7" style:family="text">
      <style:text-properties officeooo:rsid="00364b7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24:29-51</text:h>
      <text:h text:style-name="Heading_20_2" text:outline-level="2"><text:bookmark text:name="en-GNT-27033"/>The Coming of the Son of Man <text:span text:style-name="T1">(29-31)</text:span></text:h>
      <text:list xml:id="list639651675" text:style-name="L1">
        <text:list-item>
          <text:p text:style-name="P2">“Soon after the trouble of those days, the sun will grow dark, the moon will no longer shine, the stars will fall from heaven, and the powers in space will be driven from their courses. <text:bookmark text:name="en-GNT-27034"/>Then the sign of the Son of Man will appear in the sky; and all the peoples of earth will weep as they see the Son of Man coming on the clouds of heaven with power and great glory. <text:bookmark text:name="en-GNT-27035"/>The great trumpet will sound, and he will send out his angels to the four corners of the earth, and they will gather his chosen people from one end of the world to the other.</text:p>
        </text:list-item>
        <text:list-item>
          <text:p text:style-name="P6">This is a prophecy of what will happen in the last days before the son of man appears. <text:span text:style-name="T2">Let’s repent or we’ll perish, those who endure the race will be inhabitants of the kingdom of heaven.</text:span></text:p>
        </text:list-item>
      </text:list>
      <text:h text:style-name="Heading_20_2" text:outline-level="2"><text:bookmark text:name="en-GNT-27036"/>The Lesson of the Fig Tree <text:span text:style-name="T1">(32-35)</text:span></text:h>
      <text:list xml:id="list3617486277" text:style-name="L2">
        <text:list-item>
          <text:p text:style-name="P3">“Let the fig tree teach you a lesson. When its branches become green and tender and it starts putting out leaves, you know that summer is near. <text:bookmark text:name="en-GNT-27037"/>In the same way, when you see all these things, you will know that the time is near, ready to begin.<text:bookmark text:name="en-GNT-27038"/> Remember that all these things will happen before the people now living have all died. <text:bookmark text:name="en-GNT-27039"/>Heaven and earth will pass away, but my words will never pass away.</text:p>
        </text:list-item>
        <text:list-item>
          <text:p text:style-name="P7">There are signs of the coming of the Christ and when they start appearing let’s know that the time is near. Let’s always stay ready. <text:span text:style-name="T3">Also let’s remember that the word of the Lord is permanent, heaven and earth may pass but the word of the Lord stays forever.</text:span> </text:p>
        </text:list-item>
      </text:list>
      <text:h text:style-name="Heading_20_2" text:outline-level="2"><text:bookmark text:name="en-GNT-27040"/>No One Knows the Day and Hour <text:span text:style-name="T1">(36-44)</text:span></text:h>
      <text:list xml:id="list2974135044" text:style-name="L3">
        <text:list-item>
          <text:p text:style-name="P4">“No one knows, however, when that day and hour will come—neither the angels in heaven nor the Son; the Father alone knows. <text:bookmark text:name="en-GNT-27041"/>The coming of the Son of Man will be like what happened in the time of Noah. <text:bookmark text:name="en-GNT-27042"/>In the days before the flood people ate and drank, men and women married, up to the very day Noah went into the boat; <text:bookmark text:name="en-GNT-27043"/>yet they did not realize what was happening until the flood came and swept them all away. That is how it will be when the Son of Man comes. <text:bookmark text:name="en-GNT-27044"/>At that time two men will be working in a field: one will be taken away, the other will be left behind. <text:bookmark text:name="en-GNT-27045"/>Two women will be at a mill grinding meal: one will be taken away, the other will be left behind. <text:bookmark text:name="en-GNT-27046"/>Watch out, then, because you do not know what day your Lord will come. <text:bookmark text:name="en-GNT-27047"/>If the owner of a house knew the time when the thief would come, you can be sure that he would stay awake and not let the thief break into his house. <text:bookmark text:name="en-GNT-27048"/>So then, you also must always be ready, because the Son of Man will come at an hour when you are not expecting him.</text:p>
        </text:list-item>
        <text:list-item>
          <text:p text:style-name="P8">Noone knows that day and time when the Lord will come, he will come like a thief when we’re all busy with our lives. Hence let’s alway be ready for the coming of the Lord, let’s repent now or we’l <text:span text:style-name="T4">perish.</text:span></text:p>
        </text:list-item>
      </text:list>
      <text:h text:style-name="P1" text:outline-level="2"><text:bookmark text:name="en-GNT-27049"/><text:soft-page-break/>The Faithful or the Unfaithful Servant <text:span text:style-name="T1">(45-51)</text:span></text:h>
      <text:list xml:id="list3035556558" text:style-name="L4">
        <text:list-item>
          <text:list>
            <text:list-item>
              <text:p text:style-name="P5">Who, then, is a faithful and wise servant? It is the one that his master has placed in charge of the other servants to give them their food at the proper time. <text:bookmark text:name="en-GNT-27050"/>How happy that servant is if his master finds him doing this when he comes home! <text:bookmark text:name="en-GNT-27051"/>Indeed, I tell you, the master will put that servant in charge of all his property. <text:bookmark text:name="en-GNT-27052"/>But if he is a bad servant, he will tell himself that his master will not come back for a long time, <text:bookmark text:name="en-GNT-27053"/>and he will begin to beat his fellow servants and to eat and drink with drunkards. <text:bookmark text:name="en-GNT-27054"/>Then that servant's master will come back one day when the servant does not expect him and at a time he does not know. <text:bookmark text:name="en-GNT-27055"/>The master will cut him in pieces and make him share the fate of the hypocrites. There he will cry and gnash his teeth.</text:p>
            </text:list-item>
            <text:list-item>
              <text:p text:style-name="P9">A faithful and wise servant is one that is focused on the task the Lord has given him and does it well <text:span text:style-name="T5">but an unfaithful servant is the one who does the opposite. </text:span><text:span text:style-name="T6">When the master comes back the faithful servant will be rewarded with more and the unfaithful servant will be punished. In this world we see a lot of unfaithful servants, those who are abusing the powers they receive and making others suffer. </text:span><text:span text:style-name="T7">Let’s be faithful servants.</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4T04:53:55.295317411</meta:creation-date>
    <dc:date>2022-02-14T06:57:59.309949627</dc:date>
    <meta:editing-duration>PT2H3M57S</meta:editing-duration>
    <meta:editing-cycles>16</meta:editing-cycles>
    <meta:generator>LibreOffice/6.4.7.2$Linux_X86_64 LibreOffice_project/40$Build-2</meta:generator>
    <meta:document-statistic meta:table-count="0" meta:image-count="0" meta:object-count="0" meta:page-count="2" meta:paragraph-count="13" meta:word-count="785" meta:character-count="3944" meta:non-whitespace-character-count="3180"/>
  </office:meta>
</office:document-meta>
</file>